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ca1e" officeooo:paragraph-rsid="0010ca1e"/>
    </style:style>
    <style:style style:name="T1" style:family="text">
      <style:text-properties officeooo:rsid="00124520"/>
    </style:style>
    <style:style style:name="T2" style:family="text">
      <style:text-properties officeooo:rsid="00138bd8"/>
    </style:style>
    <style:style style:name="T3" style:family="text">
      <style:text-properties officeooo:rsid="0013c67c"/>
    </style:style>
    <style:style style:name="T4" style:family="text">
      <style:text-properties officeooo:rsid="001465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vo <text:span text:style-name="T4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1 </meta:initial-creator>
    <meta:creation-date>2015-06-21T19:53:38.017498372</meta:creation-date>
    <dc:date>2015-06-21T20:30:15.049153797</dc:date>
    <dc:creator>usuario1 </dc:creator>
    <meta:editing-duration>PT5M1S</meta:editing-duration>
    <meta:editing-cycles>5</meta:editing-cycles>
    <meta:generator>LibreOffice/4.3.3.2$Linux_x86 LibreOffice_project/430m0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